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4.574cm" fo:min-width="7.076cm"/>
    </style:style>
    <style:style style:name="gr2" style:family="graphic" style:parent-style-name="objectwithoutfill">
      <style:graphic-properties svg:stroke-width="0.053cm" svg:stroke-color="#fdb94d" draw:marker-start-width="0.28cm" draw:marker-end="Symmetric_20_Arrow" draw:marker-end-width="0.38cm" draw:fill="none" draw:textarea-vertical-align="middle" fo:padding-top="0.152cm" fo:padding-bottom="0.152cm" fo:padding-left="0.277cm" fo:padding-right="0.277cm"/>
    </style:style>
    <style:style style:name="gr3" style:family="graphic" style:parent-style-name="standard">
      <style:graphic-properties draw:stroke="none" draw:fill-color="#eeeeee" draw:textarea-horizontal-align="justify" draw:textarea-vertical-align="middle" draw:auto-grow-height="false" fo:min-height="9.174cm" fo:min-width="25.44cm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4.554cm" fo:min-width="6.573cm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1.058cm" fo:min-width="2.05cm"/>
    </style:style>
    <style:style style:name="gr6" style:family="graphic" style:parent-style-name="standard">
      <style:graphic-properties svg:stroke-color="#000000" draw:fill-color="#adc5e7" draw:textarea-horizontal-align="justify" draw:textarea-vertical-align="middle" draw:auto-grow-height="false" fo:min-height="1.058cm" fo:min-width="5.07cm"/>
    </style:style>
    <style:style style:name="gr7" style:family="graphic" style:parent-style-name="objectwithoutfill">
      <style:graphic-properties svg:stroke-width="0.053cm" svg:stroke-color="#fdb94d" draw:marker-start-width="0.28cm" draw:marker-end="Symmetric_20_Arrow" draw:marker-end-width="0.38cm" draw:fill="none" draw:textarea-vertical-align="middle" fo:padding-top="0.152cm" fo:padding-bottom="0.152cm" fo:padding-left="0.277cm" fo:padding-right="0.277cm"/>
    </style:style>
    <style:style style:name="gr8" style:family="graphic" style:parent-style-name="standard">
      <style:graphic-properties svg:stroke-color="#000000" draw:fill-color="#adc5e7" draw:textarea-horizontal-align="justify" draw:textarea-vertical-align="middle" draw:auto-grow-height="false" fo:min-height="1.059cm" fo:min-width="5.07cm"/>
    </style:style>
    <style:style style:name="gr9" style:family="graphic" style:parent-style-name="standard">
      <style:graphic-properties svg:stroke-color="#000000" draw:fill-color="#adc5e7" draw:textarea-horizontal-align="justify" draw:textarea-vertical-align="middle" draw:auto-grow-height="false" fo:min-height="1.058cm" fo:min-width="5.069cm"/>
    </style:style>
    <style:style style:name="gr10" style:family="graphic" style:parent-style-name="standard">
      <style:graphic-properties draw:stroke="dash" draw:stroke-dash="Ultrafine_20_Dashed" svg:stroke-color="#000000" draw:fill-color="#adc5e7" draw:opacity="41%" draw:textarea-horizontal-align="justify" draw:textarea-vertical-align="middle" draw:auto-grow-height="false" fo:min-height="1.058cm" fo:min-width="5.07cm"/>
    </style:style>
    <style:style style:name="gr11" style:family="graphic" style:parent-style-name="standard">
      <style:graphic-properties draw:stroke="dash" draw:stroke-dash="Ultrafine_20_Dashed" svg:stroke-color="#000000" draw:fill-color="#eeeeee" draw:textarea-horizontal-align="justify" draw:textarea-vertical-align="middle" draw:auto-grow-height="false" fo:min-height="1.058cm" fo:min-width="2.05cm"/>
    </style:style>
    <style:style style:name="gr12" style:family="graphic" style:parent-style-name="standard">
      <style:graphic-properties draw:stroke="none" svg:stroke-color="#000000" draw:fill="none" draw:fill-color="#ffffff" fo:min-height="0.53cm"/>
    </style:style>
    <style:style style:name="gr13" style:family="graphic" style:parent-style-name="standard">
      <style:graphic-properties draw:stroke="none" svg:stroke-color="#000000" draw:fill="none" draw:fill-color="#ffffff" fo:min-height="0.58cm"/>
    </style:style>
    <style:style style:name="gr14" style:family="graphic" style:parent-style-name="standard">
      <style:graphic-properties draw:stroke="none" draw:fill-color="#fdb94d" draw:textarea-horizontal-align="justify" draw:textarea-vertical-align="middle" draw:auto-grow-height="false" fo:min-height="1.195cm" fo:min-width="4.182cm" fo:wrap-option="no-wrap"/>
    </style:style>
    <style:style style:name="gr15" style:family="graphic" style:parent-style-name="standard">
      <style:graphic-properties draw:stroke="dash" draw:stroke-dash="Ultrafine_20_Dashed" svg:stroke-color="#000000" draw:fill-color="#adc5e7" draw:opacity="41%" draw:textarea-horizontal-align="justify" draw:textarea-vertical-align="middle" draw:auto-grow-height="false" fo:min-height="1.058cm" fo:min-width="5.069cm"/>
    </style:style>
    <style:style style:name="gr16" style:family="graphic" style:parent-style-name="standard">
      <style:graphic-properties draw:stroke="none" draw:fill-color="#fdb94d" draw:textarea-horizontal-align="justify" draw:textarea-vertical-align="middle" draw:auto-grow-height="false" fo:min-height="1.195cm" fo:min-width="4.653cm" fo:wrap-option="no-wrap"/>
    </style:style>
    <style:style style:name="gr17" style:family="graphic" style:parent-style-name="standard">
      <style:graphic-properties draw:stroke="none" svg:stroke-color="#000000" draw:fill="none" draw:fill-color="#ffffff"/>
    </style:style>
    <style:style style:name="gr18" style:family="graphic" style:parent-style-name="standard">
      <style:graphic-properties svg:stroke-width="0.053cm" draw:marker-start-width="0.279cm" draw:marker-end-width="0.279cm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-color="#cccccc" draw:textarea-horizontal-align="justify" draw:textarea-vertical-align="middle" draw:auto-grow-height="false" fo:min-height="2.28cm" fo:min-width="9.33cm"/>
    </style:style>
    <style:style style:name="gr20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106cm" svg:stroke-color="#f5822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fo:font-size="9pt"/>
    </style:style>
    <style:style style:name="P6" style:family="paragraph">
      <loext:graphic-properties draw:fill-color="#adc5e7"/>
      <style:paragraph-properties fo:text-align="center"/>
      <style:text-properties fo:font-size="9pt"/>
    </style:style>
    <style:style style:name="P7" style:family="paragraph">
      <loext:graphic-properties draw:fill-color="#adc5e7" draw:opacity="41%"/>
      <style:paragraph-properties fo:text-align="center"/>
      <style:text-properties fo:font-size="9pt"/>
    </style:style>
    <style:style style:name="P8" style:family="paragraph">
      <loext:graphic-properties draw:fill-color="#adc5e7" draw:opacity="41%"/>
      <style:paragraph-properties fo:text-align="center"/>
      <style:text-properties fo:font-size="9pt"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style:font-name="DejaVu Sans Mono" fo:font-size="9pt" fo:font-weight="bold" style:font-size-asian="13pt" style:font-size-complex="13pt"/>
    </style:style>
    <style:style style:name="P10" style:family="paragraph">
      <loext:graphic-properties draw:fill-color="#fdb94d"/>
      <style:paragraph-properties fo:text-align="center"/>
      <style:text-properties fo:font-size="9pt" style:font-size-asian="9pt" style:font-size-complex="9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color="#f58220" style:font-name="DejaVu Sans Mono" fo:font-size="7pt" fo:font-weight="normal" style:font-size-asian="7pt" style:font-weight-asian="normal" style:font-size-complex="7pt" style:font-weight-complex="normal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color="#f58220"/>
    </style:style>
    <style:style style:name="T1" style:family="text">
      <style:text-properties fo:font-size="9pt"/>
    </style:style>
    <style:style style:name="T2" style:family="text">
      <style:text-properties fo:font-size="9pt" fo:font-weight="bold" style:font-weight-asian="bold" style:font-weight-complex="bold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fo:font-weight="normal" style:font-weight-asian="normal" style:font-weight-complex="normal"/>
    </style:style>
    <style:style style:name="T6" style:family="text">
      <style:text-properties style:font-name="DejaVu Sans Mono" fo:font-size="9pt" fo:font-weight="bold" style:font-size-asian="13pt" style:font-size-complex="13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f58220" style:font-name="DejaVu Sans Mono" fo:font-size="7pt" fo:font-weight="normal" style:font-size-asian="7pt" style:font-weight-asian="normal" style:font-size-complex="7pt" style:font-weight-complex="normal"/>
    </style:style>
    <style:style style:name="T9" style:family="text">
      <style:text-properties fo:color="#f58220" style:font-name="DejaVu Sans Mono" fo:font-size="7pt" fo:font-weight="bold" style:font-size-asian="7pt" style:font-weight-asian="bold" style:font-size-complex="7pt" style:font-weight-complex="bold"/>
    </style:style>
    <style:style style:name="T10" style:family="text">
      <style:text-properties fo:font-variant="normal" fo:text-transform="none" fo:color="#f58220" style:text-outline="false" style:text-line-through-style="none" style:text-line-through-type="none" style:text-position="0% 100%" style:font-name="DejaVu Sans Mono" fo:font-size="7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JetBrains Mono" style:font-size-asian="7pt" style:language-asian="zh" style:country-asian="CN" style:font-style-asian="normal" style:font-weight-asian="bold" style:font-name-complex="JetBrains Mono" style:font-size-complex="7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color="#f58220" style:font-name="DejaVu Sans Mono" fo:font-size="7pt" style:font-size-asian="7pt" style:font-size-complex="7pt"/>
    </style:style>
    <style:style style:name="T12" style:family="text">
      <style:text-properties fo:color="#f5822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76cm" svg:height="4.824cm" svg:x="9.388cm" svg:y="15.763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369cm" svg:y1="11.305cm" svg:x2="13.097cm" svg:y2="16.428cm" draw:end-shape="id1" draw:end-glue-point="0" svg:d="M4369 11305v2311h8728v2812" svg:viewBox="0 0 8729 5124">
          <text:p/>
        </draw:connector>
        <draw:custom-shape draw:style-name="gr3" draw:text-style-name="P1" draw:layer="layout" svg:width="25.94cm" svg:height="9.424cm" svg:x="1cm" svg:y="3.4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073cm" svg:height="4.804cm" svg:x="1cm" svg:y="15.75cm">
          <text:p/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917cm" svg:y1="6.113cm" svg:x2="11.918cm" svg:y2="9.409cm" draw:end-shape="id2" draw:end-glue-point="0" svg:d="M11917 6113v1398h1v1898" svg:viewBox="0 0 2 3297">
          <text:p/>
        </draw:connector>
        <draw:custom-shape draw:style-name="gr5" draw:text-style-name="P5" xml:id="id3" draw:id="id3" draw:layer="layout" svg:width="2.55cm" svg:height="1.308cm" svg:x="22.24cm" svg:y="1.043cm">
          <text:p text:style-name="P4"><text:span text:style-name="T1">Cold storage</text:span></text:p>
          <text:p text:style-name="P4"><text:span text:style-name="T1">Seedphras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5.57cm" svg:height="1.308cm" svg:x="20.73cm" svg:y="9.409cm">
          <text:p text:style-name="P4"><text:span text:style-name="T2">BIP39</text:span><text:span text:style-name="T1">(seedphrase)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3.515cm" svg:y1="2.351cm" svg:x2="23.515cm" svg:y2="9.409cm" draw:start-shape="id3" draw:end-shape="id4" svg:d="M23515 2351v7058" svg:viewBox="0 0 1 7059">
          <text:p text:style-name="P4"><text:span text:style-name="T3">SEEDPHRASE</text:span></text:p>
        </draw:connector>
        <draw:connector draw:style-name="gr7" draw:text-style-name="P3" draw:layer="layout" svg:x1="20.73cm" svg:y1="10.063cm" svg:x2="14.703cm" svg:y2="10.063cm" draw:start-shape="id4" draw:start-glue-point="3" draw:end-shape="id2" svg:d="M20730 10063h-6027" svg:viewBox="0 0 6028 1">
          <text:p text:style-name="P4"><text:span text:style-name="T3">recover / import</text:span></text:p>
        </draw:connector>
        <draw:connector draw:style-name="gr7" draw:text-style-name="P3" draw:layer="layout" svg:x1="11.918cm" svg:y1="5.457cm" svg:x2="11.918cm" svg:y2="6.868cm" draw:start-shape="id5" draw:start-glue-point="2" draw:end-shape="id6" draw:end-glue-point="0" svg:d="M11918 5457v1411" svg:viewBox="0 0 1 1412">
          <text:p text:style-name="P4"><text:span text:style-name="T3">stretch &amp; extend</text:span></text:p>
        </draw:connector>
        <draw:custom-shape draw:style-name="gr5" draw:text-style-name="P5" xml:id="id7" draw:id="id7" draw:layer="layout" svg:width="2.55cm" svg:height="1.308cm" svg:x="8.508cm" svg:y="1.043cm">
          <text:p text:style-name="P4"><text:span text:style-name="T1">User</text:span></text:p>
          <text:p text:style-name="P4"><text:span text:style-name="T1">Emai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2.55cm" svg:height="1.308cm" svg:x="13.192cm" svg:y="1.043cm">
          <text:p text:style-name="P4"><text:span text:style-name="T1">Keylock</text:span></text:p>
          <text:p text:style-name="P4"><text:span text:style-name="T1">Password/PI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5" draw:id="id5" draw:layer="layout" svg:width="5.57cm" svg:height="1.309cm" svg:x="9.133cm" svg:y="4.148cm">
          <text:p text:style-name="P4"><text:span text:style-name="T2">ARGON2</text:span><text:span text:style-name="T1">(email, pin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5.57cm" svg:height="1.308cm" svg:x="9.133cm" svg:y="9.409cm">
          <text:p text:style-name="P4"><text:span text:style-name="T2">HKDF</text:span><text:span text:style-name="T1">(PKM, 2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9" draw:id="id9" draw:layer="layout" svg:width="5.57cm" svg:height="1.308cm" svg:x="1.585cm" svg:y="9.409cm">
          <text:p text:style-name="P4"><text:span text:style-name="T2">WRAP</text:span><text:span text:style-name="T1">(Eth-privkey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5.57cm" svg:height="1.308cm" svg:x="9.133cm" svg:y="6.868cm">
          <text:p text:style-name="P4"><text:span text:style-name="T2">HKDF</text:span><text:span text:style-name="T1">(PKM, 1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5.57cm" svg:height="1.308cm" svg:x="1.585cm" svg:y="6.868cm">
          <text:p text:style-name="P4"><text:span text:style-name="T2">CS</text:span><text:span text:style-name="T1">-privkey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0" draw:id="id10" draw:layer="layout" svg:width="5.569cm" svg:height="1.308cm" svg:x="16.244cm" svg:y="6.868cm">
          <text:p text:style-name="P4"><text:span text:style-name="T1">Device-MAC/Seria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2.55cm" svg:height="1.308cm" svg:x="17.772cm" svg:y="1.043cm">
          <text:p text:style-name="P4"><text:span text:style-name="T1">Device</text:span></text:p>
          <text:p text:style-name="P4"><text:span text:style-name="T1">MAC / Serial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9.783cm" svg:y1="2.351cm" svg:x2="11.918cm" svg:y2="4.148cm" draw:start-shape="id7" draw:start-glue-point="2" draw:end-shape="id5" svg:d="M9783 2351v898h2135v899" svg:viewBox="0 0 2136 1798">
          <text:p text:style-name="P4"><text:span text:style-name="T3">EMAIL</text:span></text:p>
        </draw:connector>
        <draw:connector draw:style-name="gr7" draw:text-style-name="P3" draw:layer="layout" svg:x1="14.467cm" svg:y1="2.351cm" svg:x2="11.918cm" svg:y2="4.148cm" draw:start-shape="id8" draw:end-shape="id5" draw:end-glue-point="0" svg:d="M14467 2351v898h-2549v899" svg:viewBox="0 0 2550 1798">
          <text:p text:style-name="P4"><text:span text:style-name="T3">PIN</text:span></text:p>
        </draw:connector>
        <draw:connector draw:style-name="gr7" draw:text-style-name="P3" draw:layer="layout" svg:x1="9.133cm" svg:y1="10.063cm" svg:x2="7.155cm" svg:y2="10.063cm" draw:start-shape="id2" draw:end-shape="id9" svg:d="M9133 10063h-1978" svg:viewBox="0 0 1979 1">
          <text:p text:style-name="P4"><text:span text:style-name="T3">wrap</text:span></text:p>
        </draw:connector>
        <draw:connector draw:style-name="gr7" draw:text-style-name="P3" draw:layer="layout" svg:x1="16.244cm" svg:y1="7.522cm" svg:x2="14.703cm" svg:y2="7.522cm" draw:start-shape="id10" draw:start-glue-point="3" draw:end-shape="id6" draw:end-glue-point="1" svg:d="M16244 7522h-1541" svg:viewBox="0 0 1542 1">
          <text:p text:style-name="P4"><text:span text:style-name="T3">salt</text:span></text:p>
        </draw:connector>
        <draw:connector draw:style-name="gr7" draw:text-style-name="P3" draw:layer="layout" svg:x1="19.047cm" svg:y1="2.351cm" svg:x2="19.028cm" svg:y2="6.868cm" draw:start-shape="id11" draw:start-glue-point="2" draw:end-shape="id10" draw:end-glue-point="0" svg:d="M19047 2351v2259h-19v2258" svg:viewBox="0 0 20 4518">
          <text:p text:style-name="P4"><text:span text:style-name="T3">DEVICE-SERIAL</text:span></text:p>
        </draw:connector>
        <draw:connector draw:style-name="gr7" draw:text-style-name="P3" draw:layer="layout" svg:x1="9.133cm" svg:y1="7.522cm" svg:x2="7.155cm" svg:y2="7.522cm" draw:start-shape="id6" draw:start-glue-point="3" draw:end-shape="id12" svg:d="M9133 7522h-1978" svg:viewBox="0 0 1979 1">
          <text:p text:style-name="P4"><text:span text:style-name="T3">seed</text:span></text:p>
        </draw:connector>
        <draw:custom-shape draw:style-name="gr10" draw:text-style-name="P7" xml:id="id13" draw:id="id13" draw:layer="layout" svg:width="5.57cm" svg:height="1.308cm" svg:x="1.585cm" svg:y="16.428cm">
          <text:p text:style-name="P4"><text:span text:style-name="T2">WRAP</text:span><text:span text:style-name="T1">(Eth-privkey)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4.37cm" svg:y1="10.717cm" svg:x2="4.37cm" svg:y2="16.428cm" draw:start-shape="id9" draw:start-glue-point="2" draw:end-shape="id13" svg:d="M4370 10717v5711" svg:viewBox="0 0 1 5712">
          <text:p text:style-name="P4"><text:span text:style-name="T3">pair (</text:span><text:span text:style-name="T4">SPAKE2</text:span><text:span text:style-name="T3">)</text:span></text:p>
        </draw:connector>
        <draw:custom-shape draw:style-name="gr11" draw:text-style-name="P5" xml:id="id14" draw:id="id14" draw:layer="layout" svg:width="2.55cm" svg:height="1.308cm" svg:x="3.095cm" svg:y="1.043cm">
          <text:p text:style-name="P4"><text:span text:style-name="T1">2FA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.37cm" svg:y1="2.351cm" svg:x2="4.37cm" svg:y2="6.868cm" draw:start-shape="id14" draw:end-shape="id12" svg:d="M4370 2351v4517" svg:viewBox="0 0 1 4518">
          <text:p text:style-name="P4"><text:span text:style-name="T3">TOTP-CODE</text:span></text:p>
        </draw:connector>
        <draw:custom-shape draw:style-name="gr10" draw:text-style-name="P8" draw:layer="layout" svg:width="5.57cm" svg:height="1.308cm" svg:x="1.585cm" svg:y="18.023cm">
          <text:p text:style-name="P4"><text:span text:style-name="T5">Email Verification Code (SPAKE2)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8.034cm" svg:height="0.78cm" svg:x="0cm" svg:y="19.914cm">
          <draw:text-box>
            <text:p text:style-name="P4"><text:span text:style-name="T6">HostedUserDevice (HUD)</text:span></text:p>
          </draw:text-box>
        </draw:frame>
        <draw:frame draw:style-name="gr13" draw:text-style-name="P9" draw:layer="layout" svg:width="27.94cm" svg:height="0.83cm" svg:x="0cm" svg:y="12.104cm">
          <draw:text-box>
            <text:p text:style-name="P4"><text:span text:style-name="T6">EndpointUserDevice (EUD)</text:span></text:p>
          </draw:text-box>
        </draw:frame>
        <draw:custom-shape draw:style-name="gr14" draw:text-style-name="P10" draw:layer="layout" svg:width="5.056cm" svg:height="1.559cm" svg:x="5.323cm" svg:y="14.413cm">
          <text:p text:style-name="P4"><text:span text:style-name="T7">Optional HUD feature allows</text:span></text:p>
          <text:p text:style-name="P4"><text:span text:style-name="T7">complete account recovery</text:span></text:p>
          <text:p text:style-name="P4"><text:span text:style-name="T7">only using email and password/PIN.</text:span></text:p>
          <draw:enhanced-geometry svg:viewBox="0 0 21600 21600" draw:text-areas="800 800 20800 20800" draw:type="round-rectangular-callout" draw:modifiers="6505.20071188452 28675.38461538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xml:id="id1" draw:id="id1" draw:layer="layout" svg:width="5.569cm" svg:height="1.308cm" svg:x="10.313cm" svg:y="16.428cm">
          <text:p text:style-name="P4"><text:span text:style-name="T2">WRAP</text:span><text:span text:style-name="T1">(Eth-privkey)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5.569cm" svg:height="1.308cm" svg:x="10.313cm" svg:y="18.023cm">
          <text:p text:style-name="P4"><text:span text:style-name="T5">Device Display Code (SPAKE2)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7.54cm" svg:height="0.732cm" svg:x="9.388cm" svg:y="19.859cm">
          <draw:text-box>
            <text:p text:style-name="P4"><text:span text:style-name="T6">EndpointUserDevice (EUD)</text:span></text:p>
          </draw:text-box>
        </draw:frame>
        <draw:custom-shape draw:style-name="gr16" draw:text-style-name="P10" draw:layer="layout" svg:width="5.565cm" svg:height="1.559cm" svg:x="13.66cm" svg:y="14.395cm">
          <text:p text:style-name="P4"><text:span text:style-name="T7">Multiple user EUDs can be paired and</text:span></text:p>
          <text:p text:style-name="P4"><text:span text:style-name="T7">complete account recovery is possible</text:span></text:p>
          <text:p text:style-name="P4"><text:span text:style-name="T7">unless all devices are lost.</text:span></text:p>
          <draw:enhanced-geometry svg:viewBox="0 0 21600 21600" draw:text-areas="800 800 20800 20800" draw:type="round-rectangular-callout" draw:modifiers="5945.23895077255 27387.69230769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2" draw:layer="layout" svg:width="6.728cm" svg:height="0.704cm" svg:x="21.212cm" svg:y="11.49cm">
          <draw:text-box>
            <text:p text:style-name="P11"><text:span text:style-name="T8">from autobahn.xbr import </text:span><text:span text:style-name="T9">account_from_seedphrase</text:span></text:p>
          </draw:text-box>
        </draw:frame>
        <draw:frame draw:style-name="gr17" draw:text-style-name="P12" draw:layer="layout" svg:width="4.627cm" svg:height="0.66cm" svg:x="8.899cm" svg:y="8.289cm">
          <draw:text-box>
            <text:p text:style-name="P11"><text:span text:style-name="T8">from autobahn.xbr import </text:span><text:span text:style-name="T10">pkm_from_argon2_secret</text:span></text:p>
          </draw:text-box>
        </draw:frame>
        <draw:frame draw:style-name="gr17" draw:text-style-name="P12" draw:layer="layout" svg:width="4.437cm" svg:height="0.661cm" svg:x="4.855cm" svg:y="10.847cm">
          <draw:text-box>
            <text:p text:style-name="P11"><text:span text:style-name="T8">from autobahn.util import </text:span><text:span text:style-name="T10">xor</text:span></text:p>
          </draw:text-box>
        </draw:frame>
        <draw:frame draw:style-name="gr17" draw:text-style-name="P12" draw:layer="layout" svg:width="4.626cm" svg:height="0.661cm" svg:x="8.865cm" svg:y="10.847cm">
          <draw:text-box>
            <text:p text:style-name="P11"><text:span text:style-name="T8">from autobahn.xbr import </text:span><text:span text:style-name="T10">pkm_from_argon2_secret</text:span></text:p>
          </draw:text-box>
        </draw:frame>
        <draw:frame draw:style-name="gr17" draw:text-style-name="P12" draw:layer="layout" svg:width="4.914cm" svg:height="0.66cm" svg:x="4.293cm" svg:y="4.935cm">
          <draw:text-box>
            <text:p text:style-name="P11"><text:span text:style-name="T11">from autobahn.wamp.auth import </text:span><text:span text:style-name="T9">compute_totp</text:span></text:p>
          </draw:text-box>
        </draw:frame>
        <draw:frame draw:style-name="gr17" draw:text-style-name="P12" draw:layer="layout" svg:width="5.236cm" svg:height="0.704cm" svg:x="23.188cm" svg:y="6.596cm">
          <draw:text-box>
            <text:p text:style-name="P11"><text:span text:style-name="T8">from autobahn.xbr import </text:span><text:span text:style-name="T9">generate_seedphrase</text:span></text:p>
          </draw:text-box>
        </draw:frame>
        <draw:frame draw:style-name="gr17" draw:text-style-name="P12" draw:layer="layout" svg:width="4.914cm" svg:height="0.66cm" svg:x="15.289cm" svg:y="4.847cm">
          <draw:text-box>
            <text:p text:style-name="P11"><text:span text:style-name="T8">from autobahn.util import </text:span><text:span text:style-name="T9">machine_id</text:span></text:p>
          </draw:text-box>
        </draw:frame>
      </draw:page>
      <draw:page draw:name="page2" draw:style-name="dp1" draw:master-page-name="Default">
        <draw:custom-shape draw:style-name="gr18" draw:text-style-name="P4" xml:id="id15" draw:id="id15" draw:layer="layout" svg:width="9.83cm" svg:height="2.53cm" svg:x="2.423cm" svg:y="15.956cm">
          <text:p text:style-name="P4">warner/python-spake2</text:p>
          <draw:enhanced-geometry svg:viewBox="0 0 21600 21600" draw:type="rectangle" draw:enhanced-path="M 0 0 L 21600 0 21600 21600 0 21600 0 0 Z N"/>
        </draw:custom-shape>
        <draw:custom-shape draw:style-name="gr19" draw:text-style-name="P13" xml:id="id16" draw:id="id16" draw:layer="layout" svg:width="9.83cm" svg:height="2.53cm" svg:x="2.423cm" svg:y="3.863cm">
          <text:p text:style-name="P4">magic-wormhole/magic-wormhole</text:p>
          <draw:enhanced-geometry svg:viewBox="0 0 21600 21600" draw:type="rectangle" draw:enhanced-path="M 0 0 L 21600 0 21600 21600 0 21600 0 0 Z N"/>
        </draw:custom-shape>
        <draw:custom-shape draw:style-name="gr19" draw:text-style-name="P13" xml:id="id18" draw:id="id18" draw:layer="layout" svg:width="9.83cm" svg:height="2.53cm" svg:x="14.947cm" svg:y="3.882cm">
          <text:p text:style-name="P4"><text:s/>crossbario/crossbarfx</text:p>
          <draw:enhanced-geometry svg:viewBox="0 0 21600 21600" draw:type="rectangle" draw:enhanced-path="M 0 0 L 21600 0 21600 21600 0 21600 0 0 Z N"/>
        </draw:custom-shape>
        <draw:custom-shape draw:style-name="gr19" draw:text-style-name="P13" xml:id="id17" draw:id="id17" draw:layer="layout" svg:width="9.83cm" svg:height="2.53cm" svg:x="14.947cm" svg:y="10.994cm">
          <text:p text:style-name="P4">crossbario/autobahn-python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svg:x1="7.338cm" svg:y1="15.956cm" svg:x2="7.338cm" svg:y2="6.393cm" draw:start-shape="id15" draw:start-glue-point="0" draw:end-shape="id16" draw:end-glue-point="2" svg:d="M7338 15956v-9563" svg:viewBox="0 0 1 9564">
          <text:p/>
        </draw:connector>
        <draw:connector draw:style-name="gr20" draw:text-style-name="P3" draw:layer="layout" draw:line-skew="0.471cm" svg:x1="19.862cm" svg:y1="10.994cm" svg:x2="7.338cm" svg:y2="6.393cm" draw:start-shape="id17" draw:start-glue-point="0" draw:end-shape="id16" draw:end-glue-point="2" svg:d="M19862 10994v-1829h-12524v-2772" svg:viewBox="0 0 12525 4602">
          <text:p/>
        </draw:connector>
        <draw:connector draw:style-name="gr21" draw:text-style-name="P14" draw:layer="layout" svg:x1="12.253cm" svg:y1="17.221cm" svg:x2="19.862cm" svg:y2="13.524cm" draw:start-shape="id15" draw:start-glue-point="1" draw:end-shape="id17" draw:end-glue-point="2" svg:d="M12253 17221h7609v-3697" svg:viewBox="0 0 7610 3698">
          <text:p text:style-name="P4"><text:span text:style-name="T12">NEW (PR #1479)</text:span></text:p>
        </draw:connector>
        <draw:connector draw:style-name="gr20" draw:text-style-name="P3" draw:layer="layout" svg:x1="19.862cm" svg:y1="10.994cm" svg:x2="19.862cm" svg:y2="6.412cm" draw:start-shape="id17" draw:end-shape="id18" draw:end-glue-point="2" svg:d="M19862 10994v-4582" svg:viewBox="0 0 1 45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faa61a" draw:marker-start-width="0.2cm" draw:marker-start-center="false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28cm" fo:min-width="9.3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05:19:10.266069301</meta:creation-date>
    <dc:date>2021-03-26T15:17:24.387660651</dc:date>
    <meta:editing-duration>PT1H49M18S</meta:editing-duration>
    <meta:editing-cycles>26</meta:editing-cycles>
    <meta:generator>LibreOffice/6.0.7.3$Linux_X86_64 LibreOffice_project/00m0$Build-3</meta:generator>
    <meta:document-statistic meta:object-count="52"/>
  </office:meta>
</office:document-meta>
</file>